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Courier 10 Pitch" svg:font-family="'Courier 10 Pitch'"/>
    <style:font-face style:name="Courier New" svg:font-family="'Courier New'"/>
    <style:font-face style:name="Monotype Sans WT" svg:font-family="'Monotype Sans WT'"/>
    <style:font-face style:name="Tahoma1" svg:font-family="Tahoma"/>
    <style:font-face style:name="Tahoma" svg:font-family="Tahoma" style:font-pitch="variable"/>
    <style:font-face style:name="ZYSong18030" svg:font-family="ZYSong18030" style:font-pitch="variable"/>
    <style:font-face style:name="Arial" svg:font-family="Arial" style:font-family-generic="swiss" style:font-pitch="variable"/>
  </office:font-face-decls>
  <office:automatic-styles>
    <style:style style:name="P5" style:family="paragraph" style:parent-style-name="Default_20_Text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Default_20_Text">
      <style:paragraph-properties fo:text-align="start" style:justify-single-word="false" style:writing-mode="lr-tb"/>
    </style:style>
    <style:style style:name="P7" style:family="paragraph" style:parent-style-name="Default_20_Text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9" style:family="paragraph" style:parent-style-name="Default_20_Text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11" style:family="paragraph" style:parent-style-name="Default_20_Text">
      <style:text-properties fo:color="#000000" style:font-name="Courier 10 Pitch" fo:font-size="12pt" style:font-name-asian="Courier 10 Pitch" style:font-size-asian="12pt" style:font-name-complex="Courier 10 Pitch" style:font-size-complex="12pt"/>
    </style:style>
    <style:style style:name="P12" style:family="paragraph" style:parent-style-name="Default_20_Text">
      <style:paragraph-properties fo:text-align="start" style:justify-single-word="false" style:writing-mode="lr-tb"/>
      <style:text-properties fo:color="#000000" style:font-name="Courier 10 Pitch" fo:font-size="12pt" style:font-name-asian="Courier 10 Pitch" style:font-size-asian="12pt" style:font-name-complex="Courier 10 Pitch" style:font-size-complex="12pt"/>
    </style:style>
    <style:style style:name="P13" style:family="paragraph" style:parent-style-name="Default_20_Text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P15" style:family="paragraph" style:parent-style-name="Default_20_Text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Default_20_Text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2pt" style:font-name-asian="Courier 10 Pitch" style:font-size-asian="12pt" style:font-name-complex="Courier 10 Pitch" style:font-size-complex="12pt"/>
    </style:style>
    <style:style style:name="T8" style:family="text">
      <style:text-properties fo:font-size="12pt" style:font-size-asian="12pt" style:font-size-complex="12pt"/>
    </style:style>
    <style:style style:name="T10" style:family="text">
      <style:text-properties fo:color="#000000" style:font-name="Courier 10 Pitch" fo:font-size="12pt" style:font-name-asian="Courier 10 Pitch" style:font-size-asian="12pt" style:font-name-complex="Courier 10 Pitch" style:font-size-complex="12pt"/>
    </style:style>
    <style:style style:name="T14" style:family="text">
      <style:text-properties fo:color="#000000" style:font-name="Courier 10 Pitch" style:font-name-asian="Courier 10 Pitch" style:font-name-complex="Courier 10 Pit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计算机网络原理实验报告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P6"><text:tab/><text:tab/><text:tab/><text:tab/><text:tab/>姓名：黄丛宇</text:p>
      <text:p text:style-name="P6"><text:tab/><text:tab/><text:tab/><text:tab/><text:tab/>班级：软件62</text:p>
      <text:p text:style-name="P6"><text:tab/><text:tab/><text:tab/><text:tab/><text:tab/>学号：0616103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一、实验目的：</text:p>
      <text:p text:style-name="P6"><text:tab/>1、进一步了解TCP和UDP协议。</text:p>
      <text:p text:style-name="P6"><text:tab/>2、掌握使用Java语言实现基于TCP和UDP协议传输。</text:p>
      <text:p text:style-name="P6">二、实验题目：</text:p>
      <text:p text:style-name="P6"><text:tab/>比较基于TCP协议和UDP协议的图片传输的时间消耗。实现基于TCP协议的多线程<text:tab/>文件传输。</text:p>
      <text:p text:style-name="P6">三、实验内容：</text:p>
      <text:p text:style-name="P6"><text:tab/>1、比较基于TCP协议和UDP协议的图片传输。</text:p>
      <text:p text:style-name="P6"><text:tab/>首先是基于TCP协议的实现：</text:p>
      <text:p text:style-name="P6"><text:tab/>代码如下：</text:p>
      <text:p text:style-name="P6"><text:tab/>客户端：</text:p>
      <text:p text:style-name="P7">package tcp.client;</text:p>
      <text:p text:style-name="P7">import java.io.BufferedInputStream;</text:p>
      <text:p text:style-name="P7">import java.io.BufferedOutputStream;</text:p>
      <text:p text:style-name="P7">import java.io.File;</text:p>
      <text:p text:style-name="P7">import java.io.FileOutputStream;</text:p>
      <text:p text:style-name="P7">import java.io.IOException;</text:p>
      <text:p text:style-name="P7">import java.net.Socket;</text:p>
      <text:p text:style-name="P7">import java.net.UnknownHostException;</text:p>
      <text:p text:style-name="P7">public class TCPClientMain</text:p>
      <text:p text:style-name="P7">{</text:p>
      <text:p text:style-name="P7"><text:tab/>private static final int BUFFERSIZE = 1024;</text:p>
      <text:p text:style-name="P7"><text:tab/>// 主机名</text:p>
      <text:p text:style-name="P7"><text:tab/>private String hostname = null;</text:p>
      <text:p text:style-name="P7"><text:tab/>// 端口号</text:p>
      <text:p text:style-name="P7"><text:tab/>private int port;</text:p>
      <text:p text:style-name="P7"><text:tab/>// 输出到服务器的信息</text:p>
      <text:p text:style-name="P7"><text:tab/>private String data = null;</text:p>
      <text:p text:style-name="P7"><text:tab/>// 服务器返回的信息</text:p>
      <text:p text:style-name="P7"><text:tab/>private byte[] result = null;</text:p>
      <text:p text:style-name="P7"><text:tab/>// 向服务器的输出流</text:p>
      <text:p text:style-name="P7"><text:tab/>private BufferedOutputStream outToServer = null;</text:p>
      <text:p text:style-name="P7"><text:tab/>// 从服务器的输入流</text:p>
      <text:p text:style-name="P7"><text:tab/>private BufferedInputStream inFromServer = null;</text:p>
      <text:p text:style-name="P7"><text:tab/>// 连接socket</text:p>
      <text:p text:style-name="P7"><text:tab/>private Socket clientSocket = null;</text:p>
      <text:p text:style-name="P7"><text:tab/>// 接受到的文件的长度</text:p>
      <text:p text:style-name="P7"><text:tab/>private int length = 0;</text:p>
      <text:p text:style-name="P7"><text:tab/>/**</text:p>
      <text:p text:style-name="P7"><text:tab/> * 默认的服务器主机名为localhost,端口为1234</text:p>
      <text:p text:style-name="P7"><text:tab/> */</text:p>
      <text:p text:style-name="P7"><text:tab/>public TCPClientMain()</text:p>
      <text:p text:style-name="P7"><text:tab/>{</text:p>
      <text:p text:style-name="P7"><text:tab/><text:tab/>this("localhost", 1234);</text:p>
      <text:p text:style-name="P7"><text:tab/>}</text:p>
      <text:p text:style-name="P7"><text:tab/></text:p>
      <text:p text:style-name="P7"><text:tab/>/**</text:p>
      <text:p text:style-name="P7"><text:tab/> * 设定服务器主机名和端口号</text:p>
      <text:p text:style-name="P7"><text:tab/> * </text:p>
      <text:p text:style-name="P7"><text:tab/> * @param hostname</text:p>
      <text:p text:style-name="P7"><text:tab/> * @param port</text:p>
      <text:p text:style-name="P7"><text:tab/> */</text:p>
      <text:p text:style-name="P7"><text:tab/>public TCPClientMain(String hostname, int port)</text:p>
      <text:p text:style-name="P7"><text:tab/>{</text:p>
      <text:p text:style-name="P7"><text:tab/><text:tab/>this.hostname = hostname;</text:p>
      <text:p text:style-name="P7"><text:tab/><text:tab/>this.port = port;</text:p>
      <text:p text:style-name="P7"><text:tab/>}</text:p>
      <text:p text:style-name="P7"><text:tab/>public void connect()</text:p>
      <text:p text:style-name="P7"><text:tab/>{</text:p>
      <text:p text:style-name="P7"><text:tab/><text:tab/>//用于计算传送时间</text:p>
      <text:p text:style-name="P7"><text:tab/><text:tab/>long startTime = 0;//开始接收文件的时间</text:p>
      <text:p text:style-name="P7"><text:tab/><text:tab/>long endTime = 0;//接收完毕是的时间</text:p>
      <text:p text:style-name="P7"><text:tab/><text:tab/></text:p>
      <text:p text:style-name="P7"><text:tab/><text:tab/>//文件输出流，将收到的数据写入文件</text:p>
      <text:p text:style-name="P7"><text:tab/><text:tab/>BufferedOutputStream tofile = null;</text:p>
      <text:p text:style-name="P7"><text:tab/><text:tab/>try</text:p>
      <text:p text:style-name="P7"><text:tab/><text:tab/>{</text:p>
      <text:p text:style-name="P7"><text:tab/><text:tab/><text:tab/>System.out.println("创建socket连接.");</text:p>
      <text:p text:style-name="P7"><text:tab/><text:tab/><text:tab/>// 建立socket</text:p>
      <text:p text:style-name="P7"><text:tab/><text:tab/><text:tab/>clientSocket = new Socket(hostname, port);</text:p>
      <text:p text:style-name="P7"><text:tab/><text:tab/><text:tab/></text:p>
      <text:p text:style-name="P7"><text:tab/><text:tab/><text:tab/>// socket连接不限时</text:p>
      <text:p text:style-name="P7"><text:tab/><text:tab/><text:tab/>clientSocket.setSoTimeout(0);</text:p>
      <text:p text:style-name="P7"><text:tab/><text:tab/><text:tab/>// 获得输出流</text:p>
      <text:p text:style-name="P7"><text:tab/><text:tab/><text:tab/>outToServer = new BufferedOutputStream<text:tab/><text:tab/> <text:s/></text:p>
      <text:p text:style-name="P7"><text:tab/><text:tab/><text:tab/><text:tab/><text:tab/><text:tab/><text:tab/>(clientSocket.getOutputStream());</text:p>
      <text:p text:style-name="P7"><text:tab/><text:tab/><text:tab/>// 获得输入流</text:p>
      <text:p text:style-name="P7"><text:tab/><text:tab/><text:tab/>inFromServer = new BufferedInputStream</text:p>
      <text:p text:style-name="P7"><text:tab/><text:tab/><text:tab/><text:tab/><text:tab/><text:tab/><text:tab/>(clientSocket.getInputStream());</text:p>
      <text:p text:style-name="P7"><text:tab/><text:tab/><text:tab/></text:p>
      <text:p text:style-name="P7"><text:tab/><text:tab/><text:tab/>data = "Hello!This is client...\nGood night.\n";</text:p>
      <text:p text:style-name="P7"><text:tab/><text:tab/><text:tab/>System.out.println("发送数据.");</text:p>
      <text:p text:style-name="P7"><text:tab/><text:tab/><text:tab/>// 向服务器发送数据</text:p>
      <text:p text:style-name="P7"><text:tab/><text:tab/><text:tab/>outToServer.write(data.getBytes());</text:p>
      <text:p text:style-name="P7"><text:tab/><text:tab/><text:tab/>outToServer.flush();</text:p>
      <text:p text:style-name="P7"><text:tab/><text:tab/><text:tab/>result = new byte[BUFFERSIZE];</text:p>
      <text:p text:style-name="P7"><text:tab/><text:tab/><text:tab/>System.out.println("接受数据.");</text:p>
      <text:p text:style-name="P7"><text:tab/><text:tab/><text:tab/>//创建文件2.jgp,用于存储接受到的数据</text:p>
      <text:p text:style-name="P7"><text:tab/><text:tab/><text:tab/>File file = new File("2.jpg");</text:p>
      <text:p text:style-name="P7"><text:tab/><text:tab/><text:tab/>file.canWrite();//可写</text:p>
      <text:p text:style-name="P7"><text:tab/><text:tab/><text:tab/>file.delete();//删除已经存在的同名文件</text:p>
      <text:p text:style-name="P7"><text:tab/><text:tab/><text:tab/>//创建文件</text:p>
      <text:p text:style-name="P7"><text:tab/><text:tab/><text:tab/>if (!file.createNewFile())</text:p>
      <text:p text:style-name="P7"><text:tab/><text:tab/><text:tab/>{</text:p>
      <text:p text:style-name="P7"><text:tab/><text:tab/><text:tab/><text:tab/>System.out.println("创建文件失败...");</text:p>
      <text:p text:style-name="P7"><text:tab/><text:tab/><text:tab/><text:tab/>return;</text:p>
      <text:p text:style-name="P7"><text:tab/><text:tab/><text:tab/>}</text:p>
      <text:p text:style-name="P7"><text:tab/><text:tab/><text:tab/>tofile = new BufferedOutputStream(new FileOutputStream(file));</text:p>
      <text:p text:style-name="P7"><text:tab/><text:tab/><text:tab/>startTime = System.currentTimeMillis();</text:p>
      <text:p text:style-name="P7"><text:tab/><text:tab/><text:tab/>int temp;//从输入流中读取的字节数</text:p>
      <text:p text:style-name="P7"><text:tab/><text:tab/><text:tab/>temp = inFromServer.read(result);</text:p>
      <text:p text:style-name="P7"><text:tab/><text:tab/><text:tab/>while (temp != -1)</text:p>
      <text:p text:style-name="P7"><text:tab/><text:tab/><text:tab/>{</text:p>
      <text:p text:style-name="P7"><text:tab/><text:tab/><text:tab/><text:tab/>//写入文件</text:p>
      <text:p text:style-name="P7"><text:tab/><text:tab/><text:tab/><text:tab/>tofile.write(result, 0, temp);</text:p>
      <text:p text:style-name="P7"><text:tab/><text:tab/><text:tab/><text:tab/>temp = inFromServer.read(result);</text:p>
      <text:p text:style-name="P7"><text:tab/><text:tab/><text:tab/>}</text:p>
      <text:p text:style-name="P7"><text:tab/><text:tab/><text:tab/>endTime = System.currentTimeMillis();</text:p>
      <text:p text:style-name="P7"><text:tab/><text:tab/><text:tab/></text:p>
      <text:p text:style-name="P7"><text:tab/><text:tab/>}</text:p>
      <text:p text:style-name="P7"><text:tab/><text:tab/>catch (UnknownHostException e)</text:p>
      <text:p text:style-name="P7"><text:tab/><text:tab/>{</text:p>
      <text:p text:style-name="P7"><text:tab/><text:tab/><text:tab/>System.out.println("未知的主机名...");</text:p>
      <text:p text:style-name="P7"><text:tab/><text:tab/><text:tab/>e.printStackTrace();</text:p>
      <text:p text:style-name="P7"><text:tab/><text:tab/>}</text:p>
      <text:p text:style-name="P7"><text:tab/><text:tab/>catch (IOException e)</text:p>
      <text:p text:style-name="P7"><text:tab/><text:tab/>{</text:p>
      <text:p text:style-name="P7"><text:tab/><text:tab/><text:tab/>e.printStackTrace();</text:p>
      <text:p text:style-name="P7"><text:tab/><text:tab/><text:tab/>System.out.println("IO错误!!");</text:p>
      <text:p text:style-name="P7"><text:tab/><text:tab/><text:tab/></text:p>
      <text:p text:style-name="P7"><text:tab/><text:tab/>}</text:p>
      <text:p text:style-name="P7"><text:tab/><text:tab/>finally</text:p>
      <text:p text:style-name="P7"><text:tab/><text:tab/>{</text:p>
      <text:p text:style-name="P7"><text:tab/><text:tab/><text:tab/>try</text:p>
      <text:p text:style-name="P7"><text:tab/><text:tab/><text:tab/>{</text:p>
      <text:p text:style-name="P7"><text:tab/><text:tab/><text:tab/><text:tab/>tofile.close();</text:p>
      <text:p text:style-name="P7"><text:tab/><text:tab/><text:tab/><text:tab/>System.out.println("总用时： " + </text:p>
      <text:p text:style-name="P7"><text:tab/><text:tab/><text:tab/><text:tab/><text:tab/><text:tab/>(endTime - startTime) <text:s/>+ " ms.");</text:p>
      <text:p text:style-name="P7"><text:tab/><text:tab/><text:tab/><text:tab/>System.out.println("接受到文件大小： " + length <text:s/>+ " b.");</text:p>
      <text:p text:style-name="P7"><text:tab/><text:tab/><text:tab/><text:tab/>System.out.println("关闭连接.");</text:p>
      <text:p text:style-name="P7"><text:tab/><text:tab/><text:tab/><text:tab/>inFromServer.close();</text:p>
      <text:p text:style-name="P7"><text:tab/><text:tab/><text:tab/><text:tab/>outToServer.close();</text:p>
      <text:p text:style-name="P7"><text:tab/><text:tab/><text:tab/><text:tab/>// 关闭socket</text:p>
      <text:p text:style-name="P7"><text:tab/><text:tab/><text:tab/><text:tab/>clientSocket.close();</text:p>
      <text:p text:style-name="P7"><text:tab/><text:tab/><text:tab/>}</text:p>
      <text:p text:style-name="P7"><text:tab/><text:tab/><text:tab/>catch (IOException e)</text:p>
      <text:p text:style-name="P7"><text:tab/><text:tab/><text:tab/>{</text:p>
      <text:p text:style-name="P7"><text:tab/><text:tab/><text:tab/><text:tab/>e.printStackTrace();</text:p>
      <text:p text:style-name="P7"><text:tab/><text:tab/><text:tab/>}</text:p>
      <text:p text:style-name="P7"><text:tab/><text:tab/><text:tab/></text:p>
      <text:p text:style-name="P7"><text:tab/><text:tab/>}</text:p>
      <text:p text:style-name="P7"><text:tab/><text:tab/></text:p>
      <text:p text:style-name="P7"><text:tab/>}</text:p>
      <text:p text:style-name="P7"><text:tab/></text:p>
      <text:p text:style-name="P7"><text:tab/>public static void main(String[] args)</text:p>
      <text:p text:style-name="P7"><text:tab/>{</text:p>
      <text:p text:style-name="P7"><text:tab/><text:tab/>new TCPClientMain("localhost", 1234).connect();</text:p>
      <text:p text:style-name="P7"><text:tab/>}</text:p>
      <text:p text:style-name="P7"><text:tab/></text:p>
      <text:p text:style-name="P7">}</text:p>
      <text:p text:style-name="P7"><text:tab/><text:span text:style-name="T8">服务器端：</text:span></text:p>
      <text:p text:style-name="P7">package tcp.server;</text:p>
      <text:p text:style-name="P7">import java.io.BufferedInputStream;</text:p>
      <text:p text:style-name="P7">import java.io.BufferedOutputStream;</text:p>
      <text:p text:style-name="P7">import java.io.BufferedReader;</text:p>
      <text:p text:style-name="P7">import java.io.File;</text:p>
      <text:p text:style-name="P7">import java.io.FileInputStream;</text:p>
      <text:p text:style-name="P7">import java.io.IOException;</text:p>
      <text:p text:style-name="P7">import java.io.InputStreamReader;</text:p>
      <text:p text:style-name="P7">import java.net.ServerSocket;</text:p>
      <text:p text:style-name="P7">import java.net.Socket;</text:p>
      <text:p text:style-name="P7"/>
      <text:p text:style-name="P7">public class TCPServerMain</text:p>
      <text:p text:style-name="P7">{</text:p>
      <text:p text:style-name="P7"><text:tab/>private static final int BUFFERSIZE = 1024;</text:p>
      <text:p text:style-name="P7"><text:tab/>// 客户端发送的数据</text:p>
      <text:p text:style-name="P7"><text:tab/>private String input = null;</text:p>
      <text:p text:style-name="P7"><text:tab/>// 返回给客户端的数据</text:p>
      <text:p text:style-name="P7"><text:tab/>private byte[] result = null;</text:p>
      <text:p text:style-name="P7"><text:tab/>// 服务socket</text:p>
      <text:p text:style-name="P7"><text:tab/>private ServerSocket serverSocket = null;</text:p>
      <text:p text:style-name="P7"><text:tab/>// 连接socket</text:p>
      <text:p text:style-name="P7"><text:tab/>private Socket connetcionSocket = null;</text:p>
      <text:p text:style-name="P7"><text:tab/>// 输入数据流</text:p>
      <text:p text:style-name="P7"><text:tab/>private BufferedReader inFromClient = null;</text:p>
      <text:p text:style-name="P7"><text:tab/>// 输出数据流</text:p>
      <text:p text:style-name="P7"><text:tab/>private BufferedOutputStream outTOClient = null;</text:p>
      <text:p text:style-name="P7"><text:tab/>// socket监听的端口号</text:p>
      <text:p text:style-name="P7"><text:tab/>private int port;</text:p>
      <text:p text:style-name="P7"><text:tab/>// 记录处理的请求的个数</text:p>
      <text:p text:style-name="P7"><text:tab/>private static int cnt = 0;</text:p>
      <text:p text:style-name="P7"><text:tab/></text:p>
      <text:p text:style-name="P7"><text:tab/>/**</text:p>
      <text:p text:style-name="P7"><text:tab/> * 默认监听的端口号为1234</text:p>
      <text:p text:style-name="P7"><text:tab/> */</text:p>
      <text:p text:style-name="P7"><text:tab/>public TCPServerMain()</text:p>
      <text:p text:style-name="P7"><text:tab/>{</text:p>
      <text:p text:style-name="P7"><text:tab/><text:tab/>this(1234);</text:p>
      <text:p text:style-name="P7"><text:tab/>}</text:p>
      <text:p text:style-name="P7"><text:tab/></text:p>
      <text:p text:style-name="P7"><text:tab/>/**</text:p>
      <text:p text:style-name="P7"><text:tab/> * 设置监听的端口号</text:p>
      <text:p text:style-name="P7"><text:tab/> * @param port</text:p>
      <text:p text:style-name="P7"><text:tab/> */</text:p>
      <text:p text:style-name="P7"><text:tab/>public TCPServerMain(int port)</text:p>
      <text:p text:style-name="P7"><text:tab/>{</text:p>
      <text:p text:style-name="P7"><text:tab/><text:tab/>this.port = port;</text:p>
      <text:p text:style-name="P7"><text:tab/><text:tab/></text:p>
      <text:p text:style-name="P7"><text:tab/><text:tab/>try</text:p>
      <text:p text:style-name="P7"><text:tab/><text:tab/>{</text:p>
      <text:p text:style-name="P7"><text:tab/><text:tab/><text:tab/>// 创建serversocket</text:p>
      <text:p text:style-name="P7"><text:tab/><text:tab/><text:tab/>System.out.println("创建ServerSocket...");</text:p>
      <text:p text:style-name="P7"><text:tab/><text:tab/><text:tab/>serverSocket = new ServerSocket(this.port);</text:p>
      <text:p text:style-name="P7"><text:tab/><text:tab/><text:tab/></text:p>
      <text:p text:style-name="P7"><text:tab/><text:tab/><text:tab/>serverSocket.setSoTimeout(0);</text:p>
      <text:p text:style-name="P7"><text:tab/><text:tab/><text:tab/></text:p>
      <text:p text:style-name="P7"><text:tab/><text:tab/>}</text:p>
      <text:p text:style-name="P7"><text:tab/><text:tab/>catch (IOException e)</text:p>
      <text:p text:style-name="P7"><text:tab/><text:tab/>{</text:p>
      <text:p text:style-name="P7"><text:tab/><text:tab/><text:tab/>// TODO Auto-generated catch block</text:p>
      <text:p text:style-name="P7"><text:tab/><text:tab/><text:tab/>System.out.println("创建ServerSocket出错...");</text:p>
      <text:p text:style-name="P7"><text:tab/><text:tab/><text:tab/>e.printStackTrace();</text:p>
      <text:p text:style-name="P7"><text:tab/><text:tab/>}</text:p>
      <text:p text:style-name="P7"><text:tab/>}</text:p>
      <text:p text:style-name="P7"><text:tab/></text:p>
      <text:p text:style-name="P7"><text:tab/>public void acceptConnection()</text:p>
      <text:p text:style-name="P7"><text:tab/>{</text:p>
      <text:p text:style-name="P7"><text:tab/><text:tab/>if (serverSocket == null)</text:p>
      <text:p text:style-name="P7"><text:tab/><text:tab/>{</text:p>
      <text:p text:style-name="P7"><text:tab/><text:tab/><text:tab/>System.out.println("服务器启动失败...");</text:p>
      <text:p text:style-name="P7"><text:tab/><text:tab/><text:tab/>return;</text:p>
      <text:p text:style-name="P7"><text:tab/><text:tab/>}</text:p>
      <text:p text:style-name="P7"><text:tab/><text:tab/>System.out.println("开始接受请求...");</text:p>
      <text:p text:style-name="P7"><text:tab/><text:tab/>BufferedInputStream dis = null;</text:p>
      <text:p text:style-name="P7"><text:tab/><text:tab/>while (true)</text:p>
      <text:p text:style-name="P7"><text:tab/><text:tab/>{</text:p>
      <text:p text:style-name="P7"><text:tab/><text:tab/><text:tab/></text:p>
      <text:p text:style-name="P7"><text:tab/><text:tab/><text:tab/>try</text:p>
      <text:p text:style-name="P7"><text:tab/><text:tab/><text:tab/>{</text:p>
      <text:p text:style-name="P7"><text:tab/><text:tab/><text:tab/><text:tab/>// 接受请求cd</text:p>
      <text:p text:style-name="P7"><text:tab/><text:tab/><text:tab/><text:tab/>connetcionSocket = serverSocket.accept();</text:p>
      <text:p text:style-name="P7"><text:tab/><text:tab/><text:tab/><text:tab/></text:p>
      <text:p text:style-name="P7"><text:tab/><text:tab/><text:tab/><text:tab/>/*</text:p>
      <text:p text:style-name="P7"><text:tab/><text:tab/><text:tab/><text:tab/> * 设置连接超时。不限时。</text:p>
      <text:p text:style-name="P7"><text:tab/><text:tab/><text:tab/><text:tab/> */</text:p>
      <text:p text:style-name="P7"><text:tab/><text:tab/><text:tab/><text:tab/>connetcionSocket.setSoTimeout(0);</text:p>
      <text:p text:style-name="P7"><text:tab/><text:tab/><text:tab/><text:tab/></text:p>
      <text:p text:style-name="P7"><text:tab/><text:tab/><text:tab/><text:tab/>System.out.println("接受第" + (++cnt) + "个请求...");</text:p>
      <text:p text:style-name="P7"><text:tab/><text:tab/><text:tab/><text:tab/>System.out.println("主机地址:" + </text:p>
      <text:p text:style-name="P7"><text:tab/><text:tab/><text:tab/><text:tab/><text:tab/>connetcionSocket.getInetAddress()</text:p>
      <text:p text:style-name="P7"><text:tab/><text:tab/><text:tab/><text:tab/><text:tab/><text:tab/>.getHostAddress());</text:p>
      <text:p text:style-name="P7"><text:tab/><text:tab/><text:tab/><text:tab/>System.out.println("端口：" + </text:p>
      <text:p text:style-name="P7"><text:tab/><text:tab/><text:tab/><text:tab/><text:tab/>connetcionSocket.getPort());</text:p>
      <text:p text:style-name="P7"><text:tab/><text:tab/><text:tab/><text:tab/></text:p>
      <text:p text:style-name="P7"><text:tab/><text:tab/><text:tab/><text:tab/>// 获得输入输出流</text:p>
      <text:p text:style-name="P7"><text:tab/><text:tab/><text:tab/><text:tab/>inFromClient = new BufferedReader(</text:p>
      <text:p text:style-name="P7"><text:tab/><text:tab/><text:tab/><text:tab/><text:tab/>new InputStreamReader(</text:p>
      <text:p text:style-name="P7"><text:tab/><text:tab/><text:tab/><text:tab/><text:tab/><text:tab/>connetcionSocket.getInputStream()));</text:p>
      <text:p text:style-name="P7"><text:tab/><text:tab/><text:tab/><text:tab/>outTOClient = new BufferedOutputStream</text:p>
      <text:p text:style-name="P7"><text:tab/><text:tab/><text:tab/><text:tab/><text:tab/>(connetcionSocket.getOutputStream());</text:p>
      <text:p text:style-name="P7"><text:tab/><text:tab/><text:tab/><text:tab/></text:p>
      <text:p text:style-name="P7"><text:tab/><text:tab/><text:tab/><text:tab/>input = inFromClient.readLine();</text:p>
      <text:p text:style-name="P7"><text:tab/><text:tab/><text:tab/><text:tab/>System.out.println("请求数据：" + input);</text:p>
      <text:p text:style-name="P7"><text:tab/><text:tab/><text:tab/><text:tab/></text:p>
      <text:p text:style-name="P7"><text:tab/><text:tab/><text:tab/><text:tab/>File file = new File("test.jpg");</text:p>
      <text:p text:style-name="P7"><text:tab/><text:tab/><text:tab/><text:tab/>dis = new BufferedInputStream(</text:p>
      <text:p text:style-name="P7"><text:tab/><text:tab/><text:tab/><text:tab/><text:tab/><text:tab/>new FileInputStream(file));</text:p>
      <text:p text:style-name="P7"><text:tab/><text:tab/><text:tab/><text:tab/>result = new byte[BUFFERSIZE];</text:p>
      <text:p text:style-name="P7"><text:tab/><text:tab/><text:tab/><text:tab/>System.out.println("输出数据...");</text:p>
      <text:p text:style-name="P7"><text:tab/><text:tab/><text:tab/><text:tab/></text:p>
      <text:p text:style-name="P7"><text:tab/><text:tab/><text:tab/><text:tab/>int len = 0;//读取到缓冲区中的字节数</text:p>
      <text:p text:style-name="P7"><text:tab/><text:tab/><text:tab/><text:tab/>len = dis.read(result);</text:p>
      <text:p text:style-name="P7"><text:tab/><text:tab/><text:tab/><text:tab/>while (len != -1)</text:p>
      <text:p text:style-name="P7"><text:tab/><text:tab/><text:tab/><text:tab/>{</text:p>
      <text:p text:style-name="P7"><text:tab/><text:tab/><text:tab/><text:tab/><text:tab/>outTOClient.write(result,0,len);</text:p>
      <text:p text:style-name="P7"><text:tab/><text:tab/><text:tab/><text:tab/><text:tab/>len = dis.read(result);</text:p>
      <text:p text:style-name="P7"><text:tab/><text:tab/><text:tab/><text:tab/>}</text:p>
      <text:p text:style-name="P7"><text:tab/><text:tab/><text:tab/><text:tab/>outTOClient.flush();</text:p>
      <text:p text:style-name="P7"><text:tab/><text:tab/><text:tab/><text:tab/>System.out.println("文件总长度："+file.length()+"b.");</text:p>
      <text:p text:style-name="P7"><text:tab/><text:tab/><text:tab/><text:tab/></text:p>
      <text:p text:style-name="P7"><text:tab/><text:tab/><text:tab/>}</text:p>
      <text:p text:style-name="P7"><text:tab/><text:tab/><text:tab/>catch (IOException e)</text:p>
      <text:p text:style-name="P7"><text:tab/><text:tab/><text:tab/>{</text:p>
      <text:p text:style-name="P7"><text:tab/><text:tab/><text:tab/><text:tab/>System.out.println("创建连接socket失败...");</text:p>
      <text:p text:style-name="P7"><text:tab/><text:tab/><text:tab/><text:tab/>e.printStackTrace();</text:p>
      <text:p text:style-name="P7"><text:tab/><text:tab/><text:tab/>}</text:p>
      <text:p text:style-name="P7"><text:tab/><text:tab/><text:tab/>finally</text:p>
      <text:p text:style-name="P7"><text:tab/><text:tab/><text:tab/>{</text:p>
      <text:p text:style-name="P7"><text:tab/><text:tab/><text:tab/><text:tab/>try</text:p>
      <text:p text:style-name="P7"><text:tab/><text:tab/><text:tab/><text:tab/>{</text:p>
      <text:p text:style-name="P7"><text:tab/><text:tab/><text:tab/><text:tab/><text:tab/>//关闭流和socket</text:p>
      <text:p text:style-name="P7"><text:tab/><text:tab/><text:tab/><text:tab/><text:tab/>dis.close();</text:p>
      <text:p text:style-name="P7"><text:tab/><text:tab/><text:tab/><text:tab/><text:tab/>inFromClient.close();</text:p>
      <text:p text:style-name="P7"><text:tab/><text:tab/><text:tab/><text:tab/><text:tab/>outTOClient.close();</text:p>
      <text:p text:style-name="P7"><text:tab/><text:tab/><text:tab/><text:tab/><text:tab/>connetcionSocket.close();</text:p>
      <text:p text:style-name="P7"><text:tab/><text:tab/><text:tab/><text:tab/>}</text:p>
      <text:p text:style-name="P7"><text:tab/><text:tab/><text:tab/><text:tab/>catch (IOException e)</text:p>
      <text:p text:style-name="P7"><text:tab/><text:tab/><text:tab/><text:tab/>{</text:p>
      <text:p text:style-name="P7"><text:tab/><text:tab/><text:tab/><text:tab/><text:tab/>e.printStackTrace();</text:p>
      <text:p text:style-name="P7"><text:tab/><text:tab/><text:tab/><text:tab/>}</text:p>
      <text:p text:style-name="P7"><text:tab/><text:tab/><text:tab/><text:tab/></text:p>
      <text:p text:style-name="P7"><text:tab/><text:tab/><text:tab/><text:tab/>System.out.println("请求处理结束。");</text:p>
      <text:p text:style-name="P7"><text:tab/><text:tab/><text:tab/>}</text:p>
      <text:p text:style-name="P7"><text:tab/><text:tab/><text:tab/></text:p>
      <text:p text:style-name="P7"><text:tab/><text:tab/><text:tab/>//接收1次请求</text:p>
      <text:p text:style-name="P7"><text:tab/><text:tab/><text:tab/>if (cnt &gt;= 1000)</text:p>
      <text:p text:style-name="P7"><text:tab/><text:tab/><text:tab/>{</text:p>
      <text:p text:style-name="P7"><text:tab/><text:tab/><text:tab/><text:tab/>break;</text:p>
      <text:p text:style-name="P7"><text:tab/><text:tab/><text:tab/>}</text:p>
      <text:p text:style-name="P7"><text:tab/><text:tab/>}</text:p>
      <text:p text:style-name="P7"><text:tab/><text:tab/>try</text:p>
      <text:p text:style-name="P7"><text:tab/><text:tab/>{</text:p>
      <text:p text:style-name="P7"><text:tab/><text:tab/><text:tab/>serverSocket.close();</text:p>
      <text:p text:style-name="P7"><text:tab/><text:tab/>}</text:p>
      <text:p text:style-name="P7"><text:tab/><text:tab/>catch (IOException e)</text:p>
      <text:p text:style-name="P7"><text:tab/><text:tab/>{</text:p>
      <text:p text:style-name="P7"><text:tab/><text:tab/><text:tab/>e.printStackTrace();</text:p>
      <text:p text:style-name="P7"><text:tab/><text:tab/>}</text:p>
      <text:p text:style-name="P7"><text:tab/><text:tab/>return;</text:p>
      <text:p text:style-name="P7"><text:tab/>}</text:p>
      <text:p text:style-name="P7"><text:tab/></text:p>
      <text:p text:style-name="P7"><text:tab/>public static void main(String[] args)</text:p>
      <text:p text:style-name="P7"><text:tab/>{</text:p>
      <text:p text:style-name="P7"><text:tab/><text:tab/>new TCPServerMain(1234).acceptConnection();</text:p>
      <text:p text:style-name="P7"><text:tab/>}</text:p>
      <text:p text:style-name="P7"><text:tab/></text:p>
      <text:p text:style-name="P7">}</text:p>
      <text:p text:style-name="P7"><text:tab/><text:span text:style-name="T8">基于UDP协议的代码：</text:span></text:p>
      <text:p text:style-name="P9"><text:tab/>客户端：</text:p>
      <text:p text:style-name="P7">package udp.client;</text:p>
      <text:p text:style-name="P7">import java.io.BufferedOutputStream;</text:p>
      <text:p text:style-name="P7">import java.io.File;</text:p>
      <text:p text:style-name="P7">import java.io.FileNotFoundException;</text:p>
      <text:p text:style-name="P7">import java.io.FileOutputStream;</text:p>
      <text:p text:style-name="P7">import java.io.IOException;</text:p>
      <text:p text:style-name="P7">import java.net.DatagramPacket;</text:p>
      <text:p text:style-name="P7">import java.net.DatagramSocket;</text:p>
      <text:p text:style-name="P7">import java.net.InetAddress;</text:p>
      <text:p text:style-name="P7">import java.net.SocketException;</text:p>
      <text:p text:style-name="P7">import java.net.UnknownHostException;</text:p>
      <text:p text:style-name="P7"/>
      <text:p text:style-name="P7">public class UDPClientMain</text:p>
      <text:p text:style-name="P7">{</text:p>
      <text:p text:style-name="P7"><text:tab/>//缓冲区大小</text:p>
      <text:p text:style-name="P7"><text:tab/>private static final int BUFFERSIZE = 10240;</text:p>
      <text:p text:style-name="P7"><text:tab/>//向服务器发送的信息</text:p>
      <text:p text:style-name="P7"><text:tab/>private String sendMsg = null;</text:p>
      <text:p text:style-name="P7"><text:tab/>//客户端socket</text:p>
      <text:p text:style-name="P7"><text:tab/>private DatagramSocket clientSocket = null;</text:p>
      <text:p text:style-name="P7"><text:tab/>//服务器IP地址</text:p>
      <text:p text:style-name="P7"><text:tab/>private InetAddress serverIPAddress = null;</text:p>
      <text:p text:style-name="P7"><text:tab/>//服务器端口号</text:p>
      <text:p text:style-name="P7"><text:tab/>private int severPort = 0;</text:p>
      <text:p text:style-name="P7"><text:tab/>//发送缓冲区</text:p>
      <text:p text:style-name="P7"><text:tab/>private byte[] sendData = null;</text:p>
      <text:p text:style-name="P7"><text:tab/>//接收缓冲区</text:p>
      <text:p text:style-name="P7"><text:tab/>private byte[] receiveData = null;</text:p>
      <text:p text:style-name="P7"><text:tab/>//发送数据的数据报</text:p>
      <text:p text:style-name="P7"><text:tab/>private DatagramPacket sendPacket = null;</text:p>
      <text:p text:style-name="P7"><text:tab/>//接收数据的数据报</text:p>
      <text:p text:style-name="P7"><text:tab/>private DatagramPacket receivePacket = null;</text:p>
      <text:p text:style-name="P7"><text:tab/></text:p>
      <text:p text:style-name="P7"><text:tab/>public UDPClientMain()</text:p>
      <text:p text:style-name="P7"><text:tab/>{</text:p>
      <text:p text:style-name="P7"><text:tab/><text:tab/>this("localhost",1234);</text:p>
      <text:p text:style-name="P7"><text:tab/>}</text:p>
      <text:p text:style-name="P7"><text:tab/>/**</text:p>
      <text:p text:style-name="P7"><text:tab/> * 设置主机名和端口号</text:p>
      <text:p text:style-name="P7"><text:tab/> * @param hostname</text:p>
      <text:p text:style-name="P7"><text:tab/> * @param port</text:p>
      <text:p text:style-name="P7"><text:tab/> */</text:p>
      <text:p text:style-name="P7"><text:tab/>public UDPClientMain(String hostname,int port)</text:p>
      <text:p text:style-name="P7"><text:tab/>{</text:p>
      <text:p text:style-name="P7"><text:tab/><text:tab/>try</text:p>
      <text:p text:style-name="P7"><text:tab/><text:tab/>{</text:p>
      <text:p text:style-name="P7"><text:tab/><text:tab/><text:tab/>System.out.println("创建socket.");</text:p>
      <text:p text:style-name="P7"><text:tab/><text:tab/><text:tab/>clientSocket = new DatagramSocket();</text:p>
      <text:p text:style-name="P7"><text:tab/><text:tab/><text:tab/></text:p>
      <text:p text:style-name="P7"><text:tab/><text:tab/><text:tab/>clientSocket.setSoTimeout(1000);</text:p>
      <text:p text:style-name="P7"><text:tab/><text:tab/><text:tab/>//设置发送接收缓冲区大小</text:p>
      <text:p text:style-name="P7"><text:tab/><text:tab/><text:tab/>clientSocket.setReceiveBufferSize(BUFFERSIZE);</text:p>
      <text:p text:style-name="P7"><text:tab/><text:tab/><text:tab/>clientSocket.setSendBufferSize(BUFFERSIZE);</text:p>
      <text:p text:style-name="P7"><text:tab/><text:tab/><text:tab/>System.out.println("获取服务器的IP地址");</text:p>
      <text:p text:style-name="P7"><text:tab/><text:tab/><text:tab/>serverIPAddress = InetAddress.getByName(hostname);</text:p>
      <text:p text:style-name="P7"><text:tab/><text:tab/><text:tab/>this.severPort = port;</text:p>
      <text:p text:style-name="P7"><text:tab/><text:tab/><text:tab/></text:p>
      <text:p text:style-name="P7"><text:tab/><text:tab/><text:tab/>//创建缓冲区</text:p>
      <text:p text:style-name="P7"><text:tab/><text:tab/><text:tab/>System.out.println("创建缓冲区.");</text:p>
      <text:p text:style-name="P7"><text:tab/><text:tab/><text:tab/>//sendData = new byte[BUFFERSIZE];</text:p>
      <text:p text:style-name="P7"><text:tab/><text:tab/><text:tab/>receiveData = new byte[BUFFERSIZE];</text:p>
      <text:p text:style-name="P7"><text:tab/><text:tab/><text:tab/></text:p>
      <text:p text:style-name="P7"><text:tab/><text:tab/><text:tab/>sendMsg = "Hello.I want a picture.";</text:p>
      <text:p text:style-name="P7"><text:tab/><text:tab/><text:tab/></text:p>
      <text:p text:style-name="P7"><text:tab/><text:tab/>}</text:p>
      <text:p text:style-name="P7"><text:tab/><text:tab/>catch (SocketException e)</text:p>
      <text:p text:style-name="P7"><text:tab/><text:tab/>{</text:p>
      <text:p text:style-name="P7"><text:tab/><text:tab/><text:tab/>System.out.println("创建socket失败.");</text:p>
      <text:p text:style-name="P7"><text:tab/><text:tab/><text:tab/>e.printStackTrace();</text:p>
      <text:p text:style-name="P7"><text:tab/><text:tab/>}</text:p>
      <text:p text:style-name="P7"><text:tab/><text:tab/>catch (UnknownHostException e)</text:p>
      <text:p text:style-name="P7"><text:tab/><text:tab/>{</text:p>
      <text:p text:style-name="P7"><text:tab/><text:tab/><text:tab/>System.err.println("未知的主机名.");</text:p>
      <text:p text:style-name="P7"><text:tab/><text:tab/><text:tab/>e.printStackTrace();</text:p>
      <text:p text:style-name="P7"><text:tab/><text:tab/>}</text:p>
      <text:p text:style-name="P7"><text:tab/><text:tab/></text:p>
      <text:p text:style-name="P7"><text:tab/>}</text:p>
      <text:p text:style-name="P7"><text:tab/></text:p>
      <text:p text:style-name="P7"><text:tab/>void connect()</text:p>
      <text:p text:style-name="P7"><text:tab/>{</text:p>
      <text:p text:style-name="P7"><text:tab/><text:tab/>System.out.println("发送数据.");</text:p>
      <text:p text:style-name="P7"><text:tab/><text:tab/>sendData = sendMsg.getBytes();</text:p>
      <text:p text:style-name="P7"><text:tab/><text:tab/>sendPacket = new DatagramPacket</text:p>
      <text:p text:style-name="P7"><text:tab/><text:tab/><text:tab/>(sendData,sendData.length,serverIPAddress,severPort);</text:p>
      <text:p text:style-name="P7"><text:tab/><text:tab/>try</text:p>
      <text:p text:style-name="P7"><text:tab/><text:tab/>{</text:p>
      <text:p text:style-name="P7"><text:tab/><text:tab/><text:tab/>clientSocket.send(sendPacket);</text:p>
      <text:p text:style-name="P7"><text:tab/><text:tab/>}</text:p>
      <text:p text:style-name="P7"><text:tab/><text:tab/>catch (IOException e)</text:p>
      <text:p text:style-name="P7"><text:tab/><text:tab/>{</text:p>
      <text:p text:style-name="P7"><text:tab/><text:tab/><text:tab/>e.printStackTrace();</text:p>
      <text:p text:style-name="P7"><text:tab/><text:tab/>}</text:p>
      <text:p text:style-name="P7"><text:tab/><text:tab/>System.out.println("接收数据.");</text:p>
      <text:p text:style-name="P7"><text:tab/><text:tab/>receivePacket = new DatagramPacket(receiveData,receiveData.length);</text:p>
      <text:p text:style-name="P7"><text:tab/><text:tab/>File file = new File("test_cpy.jpg");</text:p>
      <text:p text:style-name="P7"><text:tab/><text:tab/>try</text:p>
      <text:p text:style-name="P7"><text:tab/><text:tab/>{</text:p>
      <text:p text:style-name="P7"><text:tab/><text:tab/><text:tab/>System.out.println("文件操作.");</text:p>
      <text:p text:style-name="P7"><text:tab/><text:tab/><text:tab/>file.delete();</text:p>
      <text:p text:style-name="P7"><text:tab/><text:tab/><text:tab/>file.createNewFile();</text:p>
      <text:p text:style-name="P7"><text:tab/><text:tab/><text:tab/>file.canWrite();</text:p>
      <text:p text:style-name="P7"><text:tab/><text:tab/>}</text:p>
      <text:p text:style-name="P7"><text:tab/><text:tab/>catch (IOException e)</text:p>
      <text:p text:style-name="P7"><text:tab/><text:tab/>{</text:p>
      <text:p text:style-name="P7"><text:tab/><text:tab/><text:tab/>System.err.println("文件操作IO错误.");</text:p>
      <text:p text:style-name="P7"><text:tab/><text:tab/><text:tab/>e.printStackTrace();</text:p>
      <text:p text:style-name="P7"><text:tab/><text:tab/>}</text:p>
      <text:p text:style-name="P7"><text:tab/><text:tab/>System.out.println("接收数据.");</text:p>
      <text:p text:style-name="P7"><text:tab/><text:tab/>int length = 0;//接收的文件的长度</text:p>
      <text:p text:style-name="P7"><text:tab/><text:tab/>BufferedOutputStream dos = null;</text:p>
      <text:p text:style-name="P7"><text:tab/><text:tab/>long beginTime = System.currentTimeMillis();</text:p>
      <text:p text:style-name="P7"><text:tab/><text:tab/>try</text:p>
      <text:p text:style-name="P7"><text:tab/><text:tab/>{</text:p>
      <text:p text:style-name="P7"><text:tab/><text:tab/><text:tab/>//创建文件输出流</text:p>
      <text:p text:style-name="P7"><text:tab/><text:tab/><text:tab/>dos = new BufferedOutputStream(new FileOutputStream(file));</text:p>
      <text:p text:style-name="P7"><text:tab/><text:tab/><text:tab/>while(true)</text:p>
      <text:p text:style-name="P7"><text:tab/><text:tab/><text:tab/>{</text:p>
      <text:p text:style-name="P7"><text:tab/><text:tab/><text:tab/><text:tab/>//接收数据</text:p>
      <text:p text:style-name="P7"><text:tab/><text:tab/><text:tab/><text:tab/>clientSocket.receive(receivePacket);</text:p>
      <text:p text:style-name="P7"><text:tab/><text:tab/><text:tab/><text:tab/>length += receivePacket.getLength();</text:p>
      <text:p text:style-name="P7"><text:tab/><text:tab/><text:tab/><text:tab/>//将数据写入文件</text:p>
      <text:p text:style-name="P7"><text:tab/><text:tab/><text:tab/><text:tab/>dos.write(receiveData,0,receivePacket.getLength());</text:p>
      <text:p text:style-name="P7"><text:tab/><text:tab/><text:tab/><text:tab/>//System.out.println(receiveData);</text:p>
      <text:p text:style-name="P7"><text:tab/><text:tab/><text:tab/>}</text:p>
      <text:p text:style-name="P7"><text:tab/><text:tab/></text:p>
      <text:p text:style-name="P7"><text:tab/><text:tab/>}</text:p>
      <text:p text:style-name="P7"><text:tab/><text:tab/>catch (FileNotFoundException e)</text:p>
      <text:p text:style-name="P7"><text:tab/><text:tab/>{</text:p>
      <text:p text:style-name="P7"><text:tab/><text:tab/><text:tab/>System.err.println("没有找到文件"+e.getMessage());</text:p>
      <text:p text:style-name="P7"><text:tab/><text:tab/><text:tab/>e.printStackTrace();</text:p>
      <text:p text:style-name="P7"><text:tab/><text:tab/>}</text:p>
      <text:p text:style-name="P7"><text:tab/><text:tab/>catch (IOException e)</text:p>
      <text:p text:style-name="P7"><text:tab/><text:tab/>{</text:p>
      <text:p text:style-name="P7"><text:tab/><text:tab/><text:tab/>System.err.println("接收超时.");</text:p>
      <text:p text:style-name="P7"><text:tab/><text:tab/>}</text:p>
      <text:p text:style-name="P7"><text:tab/><text:tab/>finally</text:p>
      <text:p text:style-name="P7"><text:tab/><text:tab/>{</text:p>
      <text:p text:style-name="P7"><text:tab/><text:tab/><text:tab/>try</text:p>
      <text:p text:style-name="P7"><text:tab/><text:tab/><text:tab/>{</text:p>
      <text:p text:style-name="P7"><text:tab/><text:tab/><text:tab/><text:tab/>if(dos != null)</text:p>
      <text:p text:style-name="P7"><text:tab/><text:tab/><text:tab/><text:tab/>{</text:p>
      <text:p text:style-name="P7"><text:tab/><text:tab/><text:tab/><text:tab/><text:tab/>dos.write(receiveData);</text:p>
      <text:p text:style-name="P7"><text:tab/><text:tab/><text:tab/><text:tab/><text:tab/>dos.flush();</text:p>
      <text:p text:style-name="P7"><text:tab/><text:tab/><text:tab/><text:tab/><text:tab/>dos.close();</text:p>
      <text:p text:style-name="P7"><text:tab/><text:tab/><text:tab/><text:tab/>}</text:p>
      <text:p text:style-name="P7"><text:tab/><text:tab/><text:tab/>}</text:p>
      <text:p text:style-name="P7"><text:tab/><text:tab/><text:tab/>catch (IOException e1)</text:p>
      <text:p text:style-name="P7"><text:tab/><text:tab/><text:tab/>{</text:p>
      <text:p text:style-name="P7"><text:tab/><text:tab/><text:tab/><text:tab/>e1.printStackTrace();</text:p>
      <text:p text:style-name="P7"><text:tab/><text:tab/><text:tab/>}</text:p>
      <text:p text:style-name="P7"><text:tab/><text:tab/><text:tab/>long endTime = System.currentTimeMillis();</text:p>
      <text:p text:style-name="P7"><text:tab/><text:tab/><text:tab/>System.out.println("数据接收完毕.");</text:p>
      <text:p text:style-name="P7"><text:tab/><text:tab/><text:tab/>System.out.println("接收到的数据长度: "+length+" b.");</text:p>
      <text:p text:style-name="P7"><text:tab/><text:tab/><text:tab/>System.out.println("总共耗时： "+(endTime-beginTime)+"ms");</text:p>
      <text:p text:style-name="P7"><text:tab/><text:tab/><text:tab/>clientSocket.close();</text:p>
      <text:p text:style-name="P7"><text:tab/><text:tab/>}</text:p>
      <text:p text:style-name="P7"><text:tab/>}</text:p>
      <text:p text:style-name="P7"><text:tab/></text:p>
      <text:p text:style-name="P7"><text:tab/>public static void main(String[] args)</text:p>
      <text:p text:style-name="P7"><text:tab/>{</text:p>
      <text:p text:style-name="P7"><text:tab/><text:tab/>new UDPClientMain().connect();</text:p>
      <text:p text:style-name="P7"><text:tab/>}</text:p>
      <text:p text:style-name="P7"><text:tab/></text:p>
      <text:p text:style-name="P7">}</text:p>
      <text:p text:style-name="P9"><text:tab/>服务器端：</text:p>
      <text:p text:style-name="P7">package udp.server;</text:p>
      <text:p text:style-name="P7">import java.io.BufferedInputStream;</text:p>
      <text:p text:style-name="P7">import java.io.File;</text:p>
      <text:p text:style-name="P7">import java.io.FileInputStream;</text:p>
      <text:p text:style-name="P7">import java.io.IOException;</text:p>
      <text:p text:style-name="P7">import java.net.DatagramPacket;</text:p>
      <text:p text:style-name="P7">import java.net.DatagramSocket;</text:p>
      <text:p text:style-name="P7">import java.net.InetAddress;</text:p>
      <text:p text:style-name="P7">import java.net.SocketException;</text:p>
      <text:p text:style-name="P7"/>
      <text:p text:style-name="P7">public class UDPServerMain</text:p>
      <text:p text:style-name="P7">{</text:p>
      <text:p text:style-name="P7"><text:tab/>//缓冲区大小</text:p>
      <text:p text:style-name="P7"><text:tab/>private static final int BUFFERSIZE = 10240;</text:p>
      <text:p text:style-name="P7"><text:tab/>//服务器socket</text:p>
      <text:p text:style-name="P7"><text:tab/>private DatagramSocket serverSocket = null;</text:p>
      <text:p text:style-name="P7"><text:tab/>//接收数据缓冲区</text:p>
      <text:p text:style-name="P7"><text:tab/>private byte[] receiveData = null;</text:p>
      <text:p text:style-name="P7"><text:tab/>//发送数据缓冲区</text:p>
      <text:p text:style-name="P7"><text:tab/>private byte[] sendData = null;</text:p>
      <text:p text:style-name="P7"><text:tab/>//发送数据的客户端的IP地址</text:p>
      <text:p text:style-name="P7"><text:tab/>private InetAddress clientIPAddress = null;</text:p>
      <text:p text:style-name="P7"><text:tab/>//发送数据的客户端的端口号</text:p>
      <text:p text:style-name="P7"><text:tab/>private int clientPort = 0;</text:p>
      <text:p text:style-name="P7"><text:tab/>//监听的端口号</text:p>
      <text:p text:style-name="P7"><text:tab/>private int listenedPort = 0;</text:p>
      <text:p text:style-name="P7"><text:tab/>//接收数据的数据报</text:p>
      <text:p text:style-name="P7"><text:tab/>private DatagramPacket receivePacket = null;</text:p>
      <text:p text:style-name="P7"><text:tab/>//发送数据的数据报</text:p>
      <text:p text:style-name="P7"><text:tab/>private DatagramPacket sendPacket = null;</text:p>
      <text:p text:style-name="P7"><text:tab/>/**</text:p>
      <text:p text:style-name="P7"><text:tab/> * 使用默认端口号1234</text:p>
      <text:p text:style-name="P7"><text:tab/> */</text:p>
      <text:p text:style-name="P7"><text:tab/>public UDPServerMain()</text:p>
      <text:p text:style-name="P7"><text:tab/>{</text:p>
      <text:p text:style-name="P7"><text:tab/><text:tab/>this(1234);</text:p>
      <text:p text:style-name="P7"><text:tab/>}</text:p>
      <text:p text:style-name="P7"><text:tab/></text:p>
      <text:p text:style-name="P7"><text:tab/>/**</text:p>
      <text:p text:style-name="P7"><text:tab/> * 创建服务器，使用端口号port</text:p>
      <text:p text:style-name="P7"><text:tab/> * @param port</text:p>
      <text:p text:style-name="P7"><text:tab/> */</text:p>
      <text:p text:style-name="P7"><text:tab/>public UDPServerMain(int port)</text:p>
      <text:p text:style-name="P7"><text:tab/>{</text:p>
      <text:p text:style-name="P7"><text:tab/><text:tab/>this.listenedPort = port;</text:p>
      <text:p text:style-name="P7"><text:tab/><text:tab/>try</text:p>
      <text:p text:style-name="P7"><text:tab/><text:tab/>{</text:p>
      <text:p text:style-name="P7"><text:tab/><text:tab/><text:tab/>System.out.println("创建DatagramSocket.");</text:p>
      <text:p text:style-name="P7"><text:tab/><text:tab/><text:tab/>serverSocket = new DatagramSocket(listenedPort);</text:p>
      <text:p text:style-name="P7"><text:tab/><text:tab/><text:tab/>System.out.println("监听端口号： "+this.listenedPort);</text:p>
      <text:p text:style-name="P7"><text:tab/><text:tab/><text:tab/></text:p>
      <text:p text:style-name="P7"><text:tab/><text:tab/><text:tab/>serverSocket.setSoTimeout(0);</text:p>
      <text:p text:style-name="P7"><text:tab/><text:tab/><text:tab/>//设置发送接收缓冲区大小</text:p>
      <text:p text:style-name="P7"><text:tab/><text:tab/><text:tab/>serverSocket.setReceiveBufferSize(BUFFERSIZE);</text:p>
      <text:p text:style-name="P7"><text:tab/><text:tab/><text:tab/>serverSocket.setSendBufferSize(BUFFERSIZE);</text:p>
      <text:p text:style-name="P7"><text:tab/><text:tab/><text:tab/></text:p>
      <text:p text:style-name="P7"><text:tab/><text:tab/><text:tab/>//创建缓冲区</text:p>
      <text:p text:style-name="P7"><text:tab/><text:tab/><text:tab/>System.out.println("创建缓冲区.");</text:p>
      <text:p text:style-name="P7"><text:tab/><text:tab/><text:tab/>sendData = new byte[BUFFERSIZE];</text:p>
      <text:p text:style-name="P7"><text:tab/><text:tab/><text:tab/>receiveData = new byte[BUFFERSIZE];</text:p>
      <text:p text:style-name="P7"><text:tab/><text:tab/>}</text:p>
      <text:p text:style-name="P7"><text:tab/><text:tab/>catch (SocketException e)</text:p>
      <text:p text:style-name="P7"><text:tab/><text:tab/>{</text:p>
      <text:p text:style-name="P7"><text:tab/><text:tab/><text:tab/>System.out.println("创建DatagramSocket失败。");</text:p>
      <text:p text:style-name="P7"><text:tab/><text:tab/><text:tab/>e.printStackTrace();</text:p>
      <text:p text:style-name="P7"><text:tab/><text:tab/>}</text:p>
      <text:p text:style-name="P7"><text:tab/>}</text:p>
      <text:p text:style-name="P7"><text:tab/></text:p>
      <text:p text:style-name="P7"><text:tab/>void run()</text:p>
      <text:p text:style-name="P7"><text:tab/>{</text:p>
      <text:p text:style-name="P7"><text:tab/><text:tab/>this.acceptConnect();</text:p>
      <text:p text:style-name="P7"><text:tab/><text:tab/></text:p>
      <text:p text:style-name="P7"><text:tab/>}</text:p>
      <text:p text:style-name="P7"><text:tab/></text:p>
      <text:p text:style-name="P7"><text:tab/>/**</text:p>
      <text:p text:style-name="P7"><text:tab/> * 处理客户端请求</text:p>
      <text:p text:style-name="P7"><text:tab/> */</text:p>
      <text:p text:style-name="P7"><text:tab/>void acceptConnect()</text:p>
      <text:p text:style-name="P7"><text:tab/>{<text:tab/><text:tab/></text:p>
      <text:p text:style-name="P7"><text:tab/><text:tab/>receivePacket = new DatagramPacket(receiveData,receiveData.length);</text:p>
      <text:p text:style-name="P7"><text:tab/><text:tab/>try</text:p>
      <text:p text:style-name="P7"><text:tab/><text:tab/>{</text:p>
      <text:p text:style-name="P7"><text:tab/><text:tab/><text:tab/>//接收来自客户端的数据并显示</text:p>
      <text:p text:style-name="P7"><text:tab/><text:tab/><text:tab/>System.out.println("接收来自客户端的数据.");</text:p>
      <text:p text:style-name="P7"><text:tab/><text:tab/><text:tab/>serverSocket.receive(receivePacket);</text:p>
      <text:p text:style-name="P7"><text:tab/><text:tab/><text:tab/>String msg = new String(receivePacket.getData());</text:p>
      <text:p text:style-name="P7"><text:tab/><text:tab/><text:tab/>System.out.println("客户端的消息： "+msg);</text:p>
      <text:p text:style-name="P7"><text:tab/><text:tab/><text:tab/></text:p>
      <text:p text:style-name="P7"><text:tab/><text:tab/><text:tab/>//客户端的信息</text:p>
      <text:p text:style-name="P7"><text:tab/><text:tab/><text:tab/>clientIPAddress = receivePacket.getAddress();</text:p>
      <text:p text:style-name="P7"><text:tab/><text:tab/><text:tab/>clientPort = receivePacket.getPort();</text:p>
      <text:p text:style-name="P7"><text:tab/><text:tab/><text:tab/>System.out.println("客户端的IP地址为： "</text:p>
      <text:p text:style-name="P7"><text:tab/><text:tab/><text:tab/><text:tab/><text:tab/>+clientIPAddress.getHostAddress());</text:p>
      <text:p text:style-name="P7"><text:tab/><text:tab/><text:tab/>System.out.println("客户端的端口号： "+clientPort);</text:p>
      <text:p text:style-name="P7"><text:tab/><text:tab/><text:tab/></text:p>
      <text:p text:style-name="P7"><text:tab/><text:tab/><text:tab/>//创建发送数据的数据报</text:p>
      <text:p text:style-name="P7"><text:tab/><text:tab/><text:tab/>sendPacket = new DatagramPacket</text:p>
      <text:p text:style-name="P7"><text:tab/><text:tab/><text:tab/><text:tab/>(sendData,sendData.length,clientIPAddress,clientPort);</text:p>
      <text:p text:style-name="P7"><text:tab/><text:tab/><text:tab/></text:p>
      <text:p text:style-name="P7"><text:tab/><text:tab/><text:tab/>//发送数据</text:p>
      <text:p text:style-name="P7"><text:tab/><text:tab/><text:tab/>System.out.println("发送数据...");</text:p>
      <text:p text:style-name="P7"><text:tab/><text:tab/><text:tab/>File file = new File("test.jpg");</text:p>
      <text:p text:style-name="P7"><text:tab/><text:tab/><text:tab/>System.out.println("文件长度："+file.length());</text:p>
      <text:p text:style-name="P7"><text:tab/><text:tab/><text:tab/></text:p>
      <text:p text:style-name="P7"><text:tab/><text:tab/><text:tab/>BufferedInputStream dis = new BufferedInputStream(</text:p>
      <text:p text:style-name="P7"><text:tab/><text:tab/><text:tab/><text:tab/><text:tab/><text:tab/>new FileInputStream(file));</text:p>
      <text:p text:style-name="P7"><text:tab/><text:tab/><text:tab/>int cnt = dis.read(sendData);</text:p>
      <text:p text:style-name="P7"><text:tab/><text:tab/><text:tab/>while(cnt != -1)</text:p>
      <text:p text:style-name="P7"><text:tab/><text:tab/><text:tab/>{</text:p>
      <text:p text:style-name="P7"><text:tab/><text:tab/><text:tab/><text:tab/>serverSocket.send(sendPacket);</text:p>
      <text:p text:style-name="P7"><text:tab/><text:tab/><text:tab/><text:tab/>cnt = dis.read(sendData);</text:p>
      <text:p text:style-name="P7"><text:tab/><text:tab/><text:tab/>}</text:p>
      <text:p text:style-name="P7"><text:tab/><text:tab/><text:tab/>dis.close();</text:p>
      <text:p text:style-name="P7"><text:tab/><text:tab/><text:tab/>System.out.println("发送完毕.");</text:p>
      <text:p text:style-name="P7"><text:tab/><text:tab/><text:tab/></text:p>
      <text:p text:style-name="P7"><text:tab/><text:tab/>}</text:p>
      <text:p text:style-name="P7"><text:tab/><text:tab/>catch (IOException e)</text:p>
      <text:p text:style-name="P7"><text:tab/><text:tab/>{</text:p>
      <text:p text:style-name="P7"><text:tab/><text:tab/><text:tab/>System.out.println("IO错误");</text:p>
      <text:p text:style-name="P7"><text:tab/><text:tab/><text:tab/>e.printStackTrace();</text:p>
      <text:p text:style-name="P7"><text:tab/><text:tab/>}</text:p>
      <text:p text:style-name="P7"><text:tab/><text:tab/>finally</text:p>
      <text:p text:style-name="P7"><text:tab/><text:tab/>{</text:p>
      <text:p text:style-name="P7"><text:tab/><text:tab/><text:tab/>serverSocket.close();</text:p>
      <text:p text:style-name="P7"><text:tab/><text:tab/><text:tab/></text:p>
      <text:p text:style-name="P7"><text:tab/><text:tab/>}</text:p>
      <text:p text:style-name="P7"><text:tab/>}</text:p>
      <text:p text:style-name="P7"><text:tab/></text:p>
      <text:p text:style-name="P7"><text:s/><text:tab/></text:p>
      <text:p text:style-name="P7"><text:tab/>public static void main(String[] args)</text:p>
      <text:p text:style-name="P7"><text:tab/>{</text:p>
      <text:p text:style-name="P7"><text:tab/><text:tab/>new UDPServerMain(1234).run();</text:p>
      <text:p text:style-name="P7"><text:tab/>}</text:p>
      <text:p text:style-name="P7"><text:tab/></text:p>
      <text:p text:style-name="P7">}</text:p>
      <text:p text:style-name="Default_20_Text"><text:span text:style-name="T8"><text:tab/>为了比较两种协议传输的时间差异，实验中使用了一个生成的假图片文件test.jpg ，大小为 </text:span><text:span text:style-name="T10">510000000 bytes。</text:span></text:p>
      <text:p text:style-name="P11"><text:tab/>另外，为了减少基于UDP协议的传输中，由于客户端缓存覆盖引起的丢包，在客户端接受到到数据后，不做任何处理，仅仅记录收到的数据的长度。基于TCP协议的传输也同样只记录收到数据的长度。</text:p>
      <text:p text:style-name="P11"><text:tab/>分别使用UDP和TCP协议传输是的结果如下：</text:p>
      <text:p text:style-name="P11"/>
      <text:p text:style-name="P9"><text:tab/>UDP：</text:p>
      <text:p text:style-name="P12"><text:tab/><text:tab/>接收到的数据长度: 467968000 bytes.</text:p>
      <text:p text:style-name="P13"><text:span text:style-name="T14"><text:tab/><text:tab/>总共耗时： 8199ms</text:span></text:p>
      <text:p text:style-name="P15"><text:span text:style-name="T10"><text:tab/>TCP：</text:span></text:p>
      <text:p text:style-name="Default_20_Text"><text:tab/><text:tab/><text:span text:style-name="T10">接收到的数据长度：510000000 bytes.</text:span></text:p>
      <text:p text:style-name="P15"><text:span text:style-name="T10"><text:tab/><text:tab/>总共耗时： 20855 ms.</text:span></text:p>
      <text:p text:style-name="P16"/>
      <text:p text:style-name="P16"><text:tab/>从结果中可以看到，</text:p>
      <text:p text:style-name="P16"><text:tab/></text:p>
      <text:p text:style-name="P15"><text:span text:style-name="T10"><text:tab/></text:span></text:p>
      <text:p text:style-name="P16"/>
      <text:p text:style-name="P16"><text:tab/>2、基于TCP协议的多线程文件传输。<text:tab/></text:p>
      <text:p text:style-name="P9"><text:tab/></text:p>
      <text:p text:style-name="P6">四、实验结果：</text:p>
      <text:p text:style-name="P6">五、实验总结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Courier 10 Pitch" svg:font-family="'Courier 10 Pitch'"/>
    <style:font-face style:name="Courier New" svg:font-family="'Courier New'"/>
    <style:font-face style:name="Monotype Sans WT" svg:font-family="'Monotype Sans WT'"/>
    <style:font-face style:name="Tahoma1" svg:font-family="Tahoma"/>
    <style:font-face style:name="Tahoma" svg:font-family="Tahoma" style:font-pitch="variable"/>
    <style:font-face style:name="ZYSong18030" svg:font-family="ZYSong18030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style:use-window-font-color="true" style:font-name="Courier New" fo:font-size="12pt" fo:language="en" fo:country="US" style:font-name-asian="ZYSong18030" style:font-size-asian="12pt" style:language-asian="zh" style:country-asian="CN" style:font-name-complex="Tahoma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en" fo:country="US" style:font-name-asian="ZYSong18030" style:font-size-asian="12pt" style:language-asian="zh" style:country-asian="CN" style:font-name-complex="Tahoma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Courier New" fo:font-size="14pt" style:font-name-asian="ZYSong18030" style:font-size-asian="14pt" style:font-name-complex="Tahoma" style:font-size-complex="14pt"/>
    </style:style>
    <style:style style:name="List" style:family="paragraph" style:parent-style-name="Text_20_Body_20_Single" style:class="list">
      <style:text-properties style:font-name="Monotype Sans WT" style:font-name-complex="Tahoma1"/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style:font-name="Monotype Sans WT"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_20_Single" style:class="extra"/>
    <style:style style:name="Index" style:family="paragraph" style:parent-style-name="Default_20_Text" style:class="index">
      <style:paragraph-properties text:number-lines="false" text:line-number="0"/>
      <style:text-properties style:font-name="Monotype Sans WT" style:font-name-complex="Tahoma1"/>
    </style:style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Courier New" fo:font-size="14pt" style:font-name-asian="ZYSong18030" style:font-size-asian="14pt" style:font-name-complex="Tahoma" style:font-size-complex="14pt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/>
    </style:style>
    <style:style style:name="Title" style:family="paragraph" style:parent-style-name="Default_20_Text" style:next-style-name="Text_20_Body_20_Single">
      <style:paragraph-properties fo:margin-top="0.423cm" fo:margin-bottom="0.212cm" fo:keep-with-next="always"/>
      <style:text-properties style:font-name="Courier New" fo:font-size="14pt" style:font-name-asian="ZYSong18030" style:font-size-asian="14pt" style:font-name-complex="Tahoma" style:font-size-complex="14pt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02cm solid #000000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4" style:family="paragraph" style:parent-style-name="Frame_20_contents">
      <style:paragraph-properties fo:text-align="center" style:justify-single-word="false"/>
    </style:style>
    <style:style style:name="T2" style:family="text">
      <style:text-properties fo:font-size="10pt" style:font-size-asian="10pt" style:font-size-complex="10pt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paragraph-content" style:horizontal-pos="center" style:horizontal-rel="paragraph-content" fo:padding="0cm" fo:border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<text:span text:style-name="T2">西安交通大学 软件学院 06级2班 网络原理实验报告</text:span> </text:p>
      </style:header>
      <style:footer>
        <text:p text:style-name="Footer"><draw:frame draw:style-name="fr3" draw:name="框架1" text:anchor-type="paragraph" svg:width="0.998cm" draw:z-index="11"><draw:text-box fo:min-height="0.499cm"><text:p text:style-name="P4"><text:span text:style-name="T2"><text:page-number text:select-page="current">1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Linux)</meta:generator>
    <!--645(Build:8693)-->
    <meta:initial-creator>hcy</meta:initial-creator>
    <meta:creation-date>2009-05-13T14:45:18</meta:creation-date>
    <dc:creator>hcy</dc:creator>
    <dc:date>2009-05-13T17:49:49</dc:date>
    <dc:language>en-US</dc:language>
    <meta:editing-cycles>2</meta:editing-cycles>
    <meta:editing-duration>PT5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685" meta:word-count="2340" meta:character-count="12428"/>
  </office:meta>
</office:document-meta>
</file>